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329.9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42.41pt"/>
    </style:style>
    <style:style style:name="co7" style:family="table-column">
      <style:table-column-properties fo:break-before="auto" style:column-width="177.11pt"/>
    </style:style>
    <style:style style:name="co8" style:family="table-column">
      <style:table-column-properties fo:break-before="auto" style:column-width="181.96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115.31pt"/>
    </style:style>
    <style:style style:name="co11" style:family="table-column">
      <style:table-column-properties fo:break-before="auto" style:column-width="160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Чек-лист_20__2116_1">
      <style:table-properties table:display="true" style:writing-mode="lr-tb"/>
    </style:style>
    <style:style style:name="ta2" style:family="table" style:master-page-name="PageStyle_5f_Чек-лист_20__2116_2">
      <style:table-properties table:display="true" style:writing-mode="lr-tb"/>
    </style:style>
    <style:style style:name="ta3" style:family="table" style:master-page-name="PageStyle_5f_Баг-репорты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Чек-лист №1'.A1"/>
    </style:style>
    <style:style style:name="ce2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map style:condition="is-true-formula(LEN(TRIM([.A1]))&gt;0)" style:apply-style-name="ConditionalStyle_5f_1" style:base-cell-address="'Чек-лист №1'.A1"/>
    </style:style>
    <style:style style:name="ce11" style:family="table-cell" style:parent-style-name="Default">
      <style:map style:condition="cell-content()=&quot;Высокий&quot;" style:apply-style-name="ConditionalStyle_5f_3" style:base-cell-address="'Чек-лист №1'.B1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Высокий&quot;" style:apply-style-name="ConditionalStyle_5f_3" style:base-cell-address="'Чек-лист №1'.B1"/>
    </style:style>
    <style:style style:name="ce13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Высокий&quot;" style:apply-style-name="ConditionalStyle_5f_3" style:base-cell-address="'Чек-лист №1'.B1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Высокий&quot;" style:apply-style-name="ConditionalStyle_5f_3" style:base-cell-address="'Чек-лист №1'.B1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Высокий&quot;" style:apply-style-name="ConditionalStyle_5f_3" style:base-cell-address="'Чек-лист №1'.B1"/>
    </style:style>
    <style:style style:name="ce17" style:family="table-cell" style:parent-style-name="Default">
      <style:map style:condition="is-true-formula(LEN(TRIM([.A1]))&gt;0)" style:apply-style-name="ConditionalStyle_5f_1" style:base-cell-address="'Чек-лист №1'.A1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map style:condition="is-true-formula(LEN(TRIM([.A1]))&gt;0)" style:apply-style-name="ConditionalStyle_5f_1" style:base-cell-address="'Чек-лист №1'.A1"/>
    </style:style>
    <style:style style:name="ce24" style:family="table-cell" style:parent-style-name="Default">
      <style:map style:condition="cell-content()=&quot;Passed&quot;" style:apply-style-name="ConditionalStyle_5f_1" style:base-cell-address="'Чек-лист №1'.D1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 №1'.D1"/>
    </style:style>
    <style:style style:name="ce2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 №1'.D1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 №1'.D1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 №1'.D1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 №1'.D1"/>
    </style:style>
    <style:style style:name="ce30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Чек-лист №1'.A1"/>
    </style:style>
    <style:style style:name="ce3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Чек-лист №2'.A1"/>
    </style:style>
    <style:style style:name="ce4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map style:condition="is-true-formula(LEN(TRIM([.A1]))&gt;0)" style:apply-style-name="ConditionalStyle_5f_1" style:base-cell-address="'Чек-лист №2'.A1"/>
    </style:style>
    <style:style style:name="ce4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Высокий&quot;" style:apply-style-name="ConditionalStyle_5f_3" style:base-cell-address="'Чек-лист №2'.B5"/>
    </style:style>
    <style:style style:name="ce45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Высокий&quot;" style:apply-style-name="ConditionalStyle_5f_3" style:base-cell-address="'Чек-лист №2'.B5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Высокий&quot;" style:apply-style-name="ConditionalStyle_5f_3" style:base-cell-address="'Чек-лист №2'.B5"/>
    </style:style>
    <style:style style:name="ce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Высокий&quot;" style:apply-style-name="ConditionalStyle_5f_3" style:base-cell-address="'Чек-лист №2'.B5"/>
    </style:style>
    <style:style style:name="ce4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Высокий&quot;" style:apply-style-name="ConditionalStyle_5f_3" style:base-cell-address="'Чек-лист №2'.B5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 №2'.D5"/>
    </style:style>
    <style:style style:name="ce51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 №2'.D5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 №2'.D5"/>
    </style:style>
    <style:style style:name="ce5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1" style:base-cell-address="'Чек-лист №2'.D5"/>
    </style:style>
    <style:style style:name="ce54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Чек-лист №2'.A1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fo:border-bottom="0.74pt solid #000000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a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a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a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style:font-style-complex="normal" fo:color="#00000a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  <style:style style:name="T5" style:family="text">
      <style:text-properties style:font-style-complex="normal" fo:color="#00000a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style:font-weight-complex="bold" fo:font-weight="bold" style:font-weight-asian="bold"/>
    </style:style>
    <style:style style:name="T6" style:family="text">
      <style:text-properties style:font-style-complex="normal" fo:color="#00000a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a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bold" style:font-weight-asian="bold" style:font-weight-complex="bold"/>
    </style:style>
    <style:style style:name="T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a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000000"/>
    </style:style>
    <style:style style:name="T1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normal" style:font-weight-complex="normal" style:font-style-asian="normal" style:font-name="Arial" fo:color="#00000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Чек-лист №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a xlink:href="https://www.detmir.ru/product/index/id/3366470/" xlink:type="simple">Чек-лист проверок для страницы “карточка товара” https://www.detmir.ru/product/index/id/3366470/</text:a></text:p>
          </table:table-cell>
          <table:covered-table-cell table:style-name="ce10"/>
          <table:covered-table-cell table:style-name="ce17"/>
          <table:covered-table-cell table:style-name="ce23"/>
          <table:covered-table-cell table:style-name="ce17"/>
          <table:table-cell table:style-name="ce36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Чек-лист №1</text:p>
          </table:table-cell>
          <table:covered-table-cell table:number-columns-repeated="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Исполнитель: Анастасия Бегунова QAP-1034</text:p>
          </table:table-cell>
          <table:covered-table-cell table:style-name="ce11"/>
          <table:covered-table-cell/>
          <table:covered-table-cell table:style-name="ce24"/>
          <table:covered-table-cell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Окружение: Windows 11 Домашняя версия 21H2</text:p>
          </table:table-cell>
          <table:covered-table-cell table:style-name="ce11"/>
          <table:covered-table-cell/>
          <table:covered-table-cell table:style-name="ce24"/>
          <table:covered-table-cell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12"/>
          <table:table-cell table:style-name="ce18"/>
          <table:table-cell table:style-name="ce25"/>
          <table:table-cell table:style-name="ce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№</text:p>
          </table:table-cell>
          <table:table-cell table:style-name="ce13" office:value-type="string" calcext:value-type="string">
            <text:p>Приоритет</text:p>
          </table:table-cell>
          <table:table-cell table:style-name="ce19" office:value-type="string" calcext:value-type="string">
            <text:p>Проверка</text:p>
          </table:table-cell>
          <table:table-cell table:style-name="ce26" office:value-type="string" calcext:value-type="string">
            <text:p>Результат</text:p>
          </table:table-cell>
          <table:table-cell table:style-name="ce30" office:value-type="string" calcext:value-type="string">
            <text:p>Комментарий</text:p>
          </table:table-cell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Средний</text:p>
          </table:table-cell>
          <table:table-cell table:style-name="ce20" office:value-type="string" calcext:value-type="string">
            <text:p>Заголовок страницы содержит наименование товара</text:p>
          </table:table-cell>
          <table:table-cell table:style-name="ce27" office:value-type="string" calcext:value-type="string">
            <text:p>Passed</text:p>
          </table:table-cell>
          <table:table-cell table:style-name="ce31"/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14"/>
          <table:table-cell table:style-name="ce20"/>
          <table:table-cell table:style-name="ce27"/>
          <table:table-cell table:style-name="ce31"/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5" table:number-rows-spanned="1">
            <text:p>Основные элементы карточки товара</text:p>
          </table:table-cell>
          <table:covered-table-cell table:number-columns-repeated="3" table:style-name="ce15"/>
          <table:covered-table-cell table:style-name="ce32"/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Высокий</text:p>
          </table:table-cell>
          <table:table-cell table:style-name="ce20" office:value-type="string" calcext:value-type="string">
            <text:p>На карточке присутствует легко-различимое наименование товара</text:p>
          </table:table-cell>
          <table:table-cell table:style-name="ce27" office:value-type="string" calcext:value-type="string">
            <text:p>Passed</text:p>
          </table:table-cell>
          <table:table-cell table:style-name="ce31"/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Высокий</text:p>
          </table:table-cell>
          <table:table-cell table:style-name="ce20" office:value-type="string" calcext:value-type="string">
            <text:p>На карточке присутствует фотография товара</text:p>
          </table:table-cell>
          <table:table-cell table:style-name="ce27" office:value-type="string" calcext:value-type="string">
            <text:p>Passed</text:p>
          </table:table-cell>
          <table:table-cell table:style-name="ce31"/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Средний</text:p>
          </table:table-cell>
          <table:table-cell table:style-name="ce20" office:value-type="string" calcext:value-type="string">
            <text:p>На карточке присутствуют миниатюры других фотографий товара</text:p>
          </table:table-cell>
          <table:table-cell table:style-name="ce27" office:value-type="string" calcext:value-type="string">
            <text:p>Passed</text:p>
          </table:table-cell>
          <table:table-cell table:style-name="ce31"/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Высокий</text:p>
          </table:table-cell>
          <table:table-cell table:style-name="ce20" office:value-type="string" calcext:value-type="string">
            <text:p>На карточке присутствует описание товара</text:p>
          </table:table-cell>
          <table:table-cell table:style-name="ce27" office:value-type="string" calcext:value-type="string">
            <text:p>Passed</text:p>
          </table:table-cell>
          <table:table-cell table:style-name="ce31"/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Высокий</text:p>
          </table:table-cell>
          <table:table-cell table:style-name="ce20" office:value-type="string" calcext:value-type="string">
            <text:p>На карточке присутствуют характеристики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Высокий</text:p>
          </table:table-cell>
          <table:table-cell table:style-name="ce21" office:value-type="string" calcext:value-type="string">
            <text:p>На карточке присутствует информация о наличии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Высокий</text:p>
          </table:table-cell>
          <table:table-cell table:style-name="ce21" office:value-type="string" calcext:value-type="string">
            <text:p>На карточке присутствует легко-различимая и отличная от других элементов информация о стоимоси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присутствует инфрмация об условиях оплаты частями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Высокий</text:p>
          </table:table-cell>
          <table:table-cell table:style-name="ce21" office:value-type="string" calcext:value-type="string">
            <text:p>На карточке присутствует информация о способах получения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Высокий</text:p>
          </table:table-cell>
          <table:table-cell table:style-name="ce21" office:value-type="string" calcext:value-type="string">
            <text:p>На карточке товара присутствует кнопка добавления товара в корзину, визуально выделяющаясчя на фоне остального содержимого страницы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присутствует рейтинг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отображаются отзывы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присутствует элемент навигации "хлебные крошки"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присутствует элемент для добавяления товара в список избранных товаров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ет <text:s/>"карусель" с миниатюрами карточек сопутствующих товаров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Сопутствующие товары можно добавить в корзину с текущей страницы, не переходя на страницы их карточек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Сопутствующие товары можно добавить в список избранных товаров с текущей страницы, не переходя на страницы их карточек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ет "карусель" с миниатюрами карточек рекомендованных товаров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Рекомендованные товары можно добавить в корзину с текущей страницы, не переходя на страницы их карточек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Рекомендованные товары можно добавить в список избранных товаров с текущей страницы, не переходя на страницы их карточек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На карточке товара присутствует возможность перейти на страницу всех товаров бренд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На карточке товара присутствуют рекомендованные разделы с другими товарами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ет возможность применить промокод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ет информация о возврате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На карточке товара присутствует возможность ознакомиться с инструкцией товара при её наличии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На карточке товара присутствуют часто задаваемые вопросы с ответами на них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ет "карусель" с миниатюрами карточек товаров, просмотренных за текущий сеанс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ет предупредждение об отличии цены в интернет-магазине от розничных магазинов.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6" office:value-type="string" calcext:value-type="string">
            <text:p>Высокий</text:p>
          </table:table-cell>
          <table:table-cell table:style-name="ce21" office:value-type="string" calcext:value-type="string">
            <text:p>На карточке товара присутствует информация о действующих акциях на данный товар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ет хедер карточки, появляющийся при скроле карточки вниз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ет информация о бонусах, которые будут начисленны после покупки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ют фотографии покупателей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6" office:value-type="string" calcext:value-type="string">
            <text:p>Средний</text:p>
          </table:table-cell>
          <table:table-cell table:style-name="ce21" office:value-type="string" calcext:value-type="string">
            <text:p>На карточке товара присутствует возможность оставить отзыв о товаре, если он есть в истории покупок пользователя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16"/>
          <table:table-cell table:style-name="ce21"/>
          <table:table-cell table:style-name="ce28"/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8" office:value-type="string" calcext:value-type="string" table:number-columns-spanned="5" table:number-rows-spanned="1">
            <text:p>Хедер карточки товара</text:p>
          </table:table-cell>
          <table:covered-table-cell table:number-columns-repeated="3" table:style-name="ce15"/>
          <table:covered-table-cell table:style-name="ce32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6" office:value-type="string" calcext:value-type="string">
            <text:p>Высокий</text:p>
          </table:table-cell>
          <table:table-cell table:style-name="ce21" office:value-type="string" calcext:value-type="string">
            <text:p>На хедере карточки товара присутствует миниатюрная фотография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16" office:value-type="string" calcext:value-type="string">
            <text:p>Высокий</text:p>
          </table:table-cell>
          <table:table-cell table:style-name="ce21" office:value-type="string" calcext:value-type="string">
            <text:p>На хедере карточки товара присутствует наименование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На хедере карточки товара присутствует информация об отзывах и рейтинге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На хедере карточки товара есть возможность добавить товар в список избранных товаров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16" office:value-type="string" calcext:value-type="string">
            <text:p>Низкий</text:p>
          </table:table-cell>
          <table:table-cell table:style-name="ce21" office:value-type="string" calcext:value-type="string">
            <text:p>На хедере карточки товара есть возможность перейти на страницу всех товаров бренд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6" office:value-type="string" calcext:value-type="string">
            <text:p>Высокий</text:p>
          </table:table-cell>
          <table:table-cell table:style-name="ce21" office:value-type="string" calcext:value-type="string">
            <text:p>На хедере карточки товара присутствует информация о стоимости товара</text:p>
          </table:table-cell>
          <table:table-cell table:style-name="ce27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16" office:value-type="string" calcext:value-type="string">
            <text:p>Высокий</text:p>
          </table:table-cell>
          <table:table-cell table:style-name="ce21" office:value-type="string" calcext:value-type="string">
            <text:p>На хедере карточки товара присутствует кнопка добавления товара в корзину, визуально выделяющаясчя на фоне остального содержимого страницы</text:p>
          </table:table-cell>
          <table:table-cell table:style-name="ce27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 table:number-rows-repeated="8">
          <table:table-cell table:style-name="ce9"/>
          <table:table-cell table:style-name="ce12"/>
          <table:table-cell table:style-name="ce22"/>
          <table:table-cell table:style-name="ce29"/>
          <table:table-cell table:style-name="ce35"/>
          <table:table-cell table:style-name="ce37" table:number-columns-repeated="21"/>
          <table:table-cell table:number-columns-repeated="998"/>
        </table:table-row>
        <table:table-row table:style-name="ro1" table:number-rows-repeated="808">
          <table:table-cell table:style-name="ce9"/>
          <table:table-cell table:style-name="ce12"/>
          <table:table-cell table:style-name="ce18"/>
          <table:table-cell table:style-name="ce29"/>
          <table:table-cell table:style-name="ce35"/>
          <table:table-cell table:style-name="ce37" table:number-columns-repeated="21"/>
          <table:table-cell table:number-columns-repeated="998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Чек-лист №1'.A1:'Чек-лист №1'.Z1">
            <calcext:condition calcext:apply-style-name="ConditionalStyle_1" calcext:value="formula-is(LEN(TRIM([.A1]))&gt;0)" calcext:base-cell-address="'Чек-лист №1'.A1"/>
          </calcext:conditional-format>
          <calcext:conditional-format calcext:target-range-address="'Чек-лист №1'.D1:'Чек-лист №1'.D1 'Чек-лист №1'.D3:'Чек-лист №1'.D8 'Чек-лист №1'.D10:'Чек-лист №1'.D43 'Чек-лист №1'.D45:'Чек-лист №1'.D867">
            <calcext:condition calcext:apply-style-name="ConditionalStyle_1" calcext:value="=&quot;Passed&quot;" calcext:base-cell-address="'Чек-лист №1'.D1"/>
          </calcext:conditional-format>
          <calcext:conditional-format calcext:target-range-address="'Чек-лист №1'.D1:'Чек-лист №1'.D1 'Чек-лист №1'.D3:'Чек-лист №1'.D8 'Чек-лист №1'.D10:'Чек-лист №1'.D43 'Чек-лист №1'.D45:'Чек-лист №1'.D867">
            <calcext:condition calcext:apply-style-name="ConditionalStyle_2" calcext:value="=&quot;Failed&quot;" calcext:base-cell-address="'Чек-лист №1'.D1"/>
          </calcext:conditional-format>
          <calcext:conditional-format calcext:target-range-address="'Чек-лист №1'.B1:'Чек-лист №1'.B1 'Чек-лист №1'.B3:'Чек-лист №1'.B8 'Чек-лист №1'.B10:'Чек-лист №1'.B43 'Чек-лист №1'.B45:'Чек-лист №1'.B867">
            <calcext:condition calcext:apply-style-name="ConditionalStyle_3" calcext:value="=&quot;Высокий&quot;" calcext:base-cell-address="'Чек-лист №1'.B1"/>
          </calcext:conditional-format>
          <calcext:conditional-format calcext:target-range-address="'Чек-лист №1'.B1:'Чек-лист №1'.B1 'Чек-лист №1'.B3:'Чек-лист №1'.B8 'Чек-лист №1'.B10:'Чек-лист №1'.B43 'Чек-лист №1'.B45:'Чек-лист №1'.B867">
            <calcext:condition calcext:apply-style-name="ConditionalStyle_4" calcext:value="=&quot;Средний&quot;" calcext:base-cell-address="'Чек-лист №1'.B1"/>
          </calcext:conditional-format>
          <calcext:conditional-format calcext:target-range-address="'Чек-лист №1'.B1:'Чек-лист №1'.B1 'Чек-лист №1'.B3:'Чек-лист №1'.B8 'Чек-лист №1'.B10:'Чек-лист №1'.B43 'Чек-лист №1'.B45:'Чек-лист №1'.B867">
            <calcext:condition calcext:apply-style-name="ConditionalStyle_5" calcext:value="=&quot;Низкий&quot;" calcext:base-cell-address="'Чек-лист №1'.B1"/>
          </calcext:conditional-format>
        </calcext:conditional-formats>
      </table:table>
      <table:table table:name="Чек-лист №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39" office:value-type="string" calcext:value-type="string" table:number-columns-spanned="5" table:number-rows-spanned="1">
            <text:p><text:a xlink:href="https://www.detmir.ru/product/index/id/3366470/" xlink:type="simple">Чек-лист проверок для страницы “карточка товара” https://www.detmir.ru/product/index/id/3366470/</text:a></text:p>
          </table:table-cell>
          <table:covered-table-cell table:number-columns-repeated="4" table:style-name="ce43"/>
          <table:table-cell table:style-name="ce57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Чек-лист №2</text:p>
          </table:table-cell>
          <table:covered-table-cell table:number-columns-repeated="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Исполнитель: Анастасия Бегунова QAP-1034</text:p>
          </table:table-cell>
          <table:covered-table-cell table:number-columns-repeated="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Окружение: Windows 11 Домашняя версия 21H2</text:p>
          </table:table-cell>
          <table:covered-table-cell table:number-columns-repeated="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44"/>
          <table:table-cell table:style-name="ce18"/>
          <table:table-cell table:style-name="ce50"/>
          <table:table-cell table:style-name="ce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№</text:p>
          </table:table-cell>
          <table:table-cell table:style-name="ce45" office:value-type="string" calcext:value-type="string">
            <text:p>Приоритет</text:p>
          </table:table-cell>
          <table:table-cell table:style-name="ce19" office:value-type="string" calcext:value-type="string">
            <text:p>Проверка</text:p>
          </table:table-cell>
          <table:table-cell table:style-name="ce51" office:value-type="string" calcext:value-type="string">
            <text:p>Результат</text:p>
          </table:table-cell>
          <table:table-cell table:style-name="ce30" office:value-type="string" calcext:value-type="string">
            <text:p>Комментарий</text:p>
          </table:table-cell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40" office:value-type="string" calcext:value-type="string" table:number-columns-spanned="5" table:number-rows-spanned="1">
            <text:p>Кликабельность и соответствующие действия основных элементов карточки товара</text:p>
          </table:table-cell>
          <table:covered-table-cell table:number-columns-repeated="3" table:style-name="ce15"/>
          <table:covered-table-cell table:style-name="ce32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Основная фотография карточки товара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сле нажатия на основную фотографию карточки товара открывается отдельное окно взаимодействия с фотографией и миниатюрами других фотографий товаров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Все миниатюры других фотографий товара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миниатюру другой фотографии товара основная фотография заменяется выбранной фотографией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Все стрелки выбора фотографии товара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стрелку выбора фотографии товара основная фотография заменяется другой фотографией товара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Все звенья навигационного элемента "хлебные крошки"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Звенья "хлебных крошек" ведут на существующие страниц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Все кнопки с информацией об акциях на товар кликабельны 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46" office:value-type="string" calcext:value-type="string">
            <text:p>Высокий</text:p>
          </table:table-cell>
          <table:table-cell table:style-name="ce49" office:value-type="string" calcext:value-type="string">
            <text:p>Кнопки с информацией об акциях на товар ведут на существующие страниц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отзывов о товаре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отзывов о товаре ведёт на существующую страниц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добавления товара в избранное 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сле добавления товара в список избранного счётчик избранного товара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вторное нажатие на кнопку добавления товара в избранное уменьшает значение счётчика избранного товар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всех товаров бренда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всех товаров бренда ведёт на существующую страниц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ка с бонусами от покупки товара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сле нажатия на кнопку бонусов появляется информация о бонусах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добавления товара в корзину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добавления товара в корзину счётчик товаров в корзине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добавления товара в корзину счётчик общей стоимости товаров в корзине увеличивает значение на стоимость добавленного товар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добавления товара в корзину появляется возможность изменять количество товаров, добавляемых в корзин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величения </text:span><text:span text:style-name="T3">количества товаров в корзине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счётчик количества товаров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счётчик товаров в корзине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счётчик общей стоимости товаров в корзине </text:span><text:span text:style-name="T7">увеличив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меньшения</text:span><text:span text:style-name="T3"> количества товаров в корзине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счётчик количества товаров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счётчик товаров в корзине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счётчик общей стоимости товаров в корзине </text:span><text:span text:style-name="T7">уменьш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условий оплаты частями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кнопку условий оплаты частями появляется информация с условиями оплаты частями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с промокодом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кнопку с промокодом промокод копируется в буфер обмена, о чём появляется соответствующее сообщение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розничных магазинов с наличием в них товара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кнопку розничных магазинов с наличием в них товара появляется окно со списком этих магазинов и расположением их на карте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розничных магазинов, откуда могут привезти товар курьером,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кнопку розничных магазинов, откуда могут привезти товар курьером, появляется окно со списком этих магазинов и расположением их на карте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пунктов выдачи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кнопку пунктов выдачи открывается окно со списком этих пунктов и расположением их на карте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подробной информации о возврате товара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подробной информации о возврате товара ведёт на существующую страниц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подробной информации о товаре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кнопку подробной информации о товаре описание товара полностью отображается на странице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скрывания подробной информации о товаре сворачивает описание товара до обозначенного состояния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Кнопка подробной информации о характеристиках товара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кнопку подробной информации о характеристиках товара описание характеристик товара полностью отображается на странице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скрывания подробной информации о характеристиках товара сворачивает описание характеристик товара до обозначенного состояния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46" office:value-type="string" calcext:value-type="string">
            <text:p>Низкий</text:p>
          </table:table-cell>
          <table:table-cell table:style-name="ce21" office:value-type="string" calcext:value-type="string">
            <text:p>Кнопка инструкции товара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46" office:value-type="string" calcext:value-type="string">
            <text:p>Низкий</text:p>
          </table:table-cell>
          <table:table-cell table:style-name="ce21" office:value-type="string" calcext:value-type="string">
            <text:p>После нажатия на кнопку инструкции товара инструкция скачивается на устройство пользователя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Все гипер-ссылки с отображением рейтинга товаров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Гипер-ссылки с отображением рейтинга товаров ведут на существующие страницы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всех отзывов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всех отзывов ведёт на существующую страницу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написания отзыва кликабельна</text:p>
          </table:table-cell>
          <table:table-cell table:style-name="ce52" office:value-type="string" calcext:value-type="string">
            <text:p>Failed</text:p>
          </table:table-cell>
          <table:table-cell table:style-name="ce54" office:value-type="string" calcext:value-type="string">
            <text:p>BDM-001</text:p>
          </table:table-cell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написания отзыва ведёт на существующую страницу</text:p>
          </table:table-cell>
          <table:table-cell table:style-name="ce52" office:value-type="string" calcext:value-type="string">
            <text:p>Failed</text:p>
          </table:table-cell>
          <table:table-cell table:style-name="ce55" office:value-type="string" calcext:value-type="string">
            <text:p>Blocked by bag BDM-001</text:p>
          </table:table-cell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Фотографии покупателей товара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3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сле нажатия на фотографию покупателя товара открывается отдельное окно с этой фотографией и соответствующим отзывом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и стрелок "карусели" рекомендуемых товаров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ри нажатии на стрелки "карусели" рекомендуемых товаров миниатюры карточек товаров перемещаются в нужную сторон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ри зажатии "карусели" рекомендуемых товаров ЛКМ и перемещении курсора мыши миниатюры карточек товаров перемещаются в нужном направлении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8">Миниатюры карточек </text:span><text:span text:style-name="T9">рекомендуемых </text:span><text:span text:style-name="T10">товаров кликабельны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Миниатюры карточек рекомендуемых товаров ведут на существующие страниц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сле нажатия на добавление рекомендуемого товара в спискок избранных товаров счётчик избранного товара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вторное нажатие на добавление рекомендуемого товара в спискок избранных товаров счётчик избранного товара уменьш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добавление рекомендуемого товара в корзину счётчик корзины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добавления рекомендуемого товара в корзину появляется возможность изменять количество товаров, добавляемых в корзин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величения </text:span><text:span text:style-name="T3">количества товаров в корзине на рекомендуемом товаре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на рекомендуемом товаре счётчик количества товаров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на рекомендуемом товаре счётчик товаров в корзине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на рекомендуемом товаре счётчик общей стоимости товаров в корзине </text:span><text:span text:style-name="T7">увеличив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меньшения</text:span><text:span text:style-name="T3"> количества товаров в корзине на рекомендуемом товаре в корзине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на рекомендуемом товаре счётчик количества товаров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на рекомендуемом товаре счётчик товаров в корзине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на рекомендуемом товаре счётчик общей стоимости товаров в корзине </text:span><text:span text:style-name="T7">уменьш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и стрелок "карусели" сопутствующих товаров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ри нажатии на стрелки "карусели" сопутствующих товаров миниатюры карточек товаров перемещаются в нужную сторон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ри зажатии "карусели" сопутствующих товаров ЛКМ и перемещении курсора мыши миниатюры карточек товаров перемещаются в нужном направлении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Миниатюры карточек сопутствующих товаров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Миниатюры карточек сопутствующих товаров ведут на существующие страниц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сле нажатия на добавление сопутствующего товара в спискок избранных товаров счётчик избранного товара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вторное нажатие на добавление сопутствующего товара в спискок избранных товаров счётчик избранного товара уменьш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добавление сопутствующего товара в корзину счётчик корзины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добавления сопутствующего товара в корзину появляется возможность изменять количество товаров, добавляемых в корзин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величения </text:span><text:span text:style-name="T3">количества товаров в корзине на сопутствующем товаре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на сопутствующем товаре счётчик количества товаров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на сопутствующем товаре счётчик товаров в корзине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на сопутствующем товаре счётчик общей стоимости товаров в корзине </text:span><text:span text:style-name="T7">увеличив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меньшения</text:span><text:span text:style-name="T3"> количества товаров в корзине на сопутствующем товаре в корзине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на сопутствующем товаре счётчик количества товаров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на сопутствующем товаре счётчик товаров в корзине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на сопутствующем товаре счётчик общей стоимости товаров в корзине </text:span><text:span text:style-name="T7">уменьш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table:style-name="ce46" office:value-type="string" calcext:value-type="string">
            <text:p>Низкий</text:p>
          </table:table-cell>
          <table:table-cell table:style-name="ce21" office:value-type="string" calcext:value-type="string">
            <text:p>Все кнопки других рекомендованных разделов с товарами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table:style-name="ce46" office:value-type="string" calcext:value-type="string">
            <text:p>Низкий</text:p>
          </table:table-cell>
          <table:table-cell table:style-name="ce21" office:value-type="string" calcext:value-type="string">
            <text:p>Кнопки других рекомендованных разделов с товарами ведут на существующие страниц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и стрелок "карусели" с миниатюрами карточек товаров, просмотренных за текущий сеанс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ри нажатии на стрелки "карусели" с миниатюрами карточек товаров, просмотренных за текущий сеанс перемещаются в нужную сторон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ри зажатии "карусели" с миниатюрами карточек товаров, просмотренных за текущий сеанс, ЛКМ и перемещении курсора мыши миниатюры карточек товаров перемещаются в нужном направлении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8">Миниатюры карточек товаров</text:span><text:span text:style-name="T9">, просмотренных за текущий сеанс, </text:span><text:span text:style-name="T10">кликабельны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Миниатюры карточек товаров, просмотренных за текущий сеанс, ведут на существующие страниц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сле нажатия на добавление товара, просмотренного за текущий сеанс, в спискок избранных товаров счётчик избранного товара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вторное нажатие на добавление товара, просмотренного за текущий сеанс, в спискок избранных товаров счётчик избранного товара уменьш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нажатия на добавление товара, просмотренного за текущий сеанс, в корзину счётчик корзины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5" calcext:value-type="float">
            <text:p>145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добавления товара, просмотренного за текущий сеанс, в корзину появляется возможность изменять количество товаров, добавляемых в корзин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величения </text:span><text:span text:style-name="T3">количества товаров в корзине на товаре, просмотренном за текущий сеанс,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на товаре, просмотренном за текущий сеанс, счётчик количества товаров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на товаре, просмотренном за текущий сеанс, счётчик товаров в корзине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на товаре, просмотренном за текущий сеанс, счётчик общей стоимости товаров в корзине </text:span><text:span text:style-name="T7">увеличив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меньшения</text:span><text:span text:style-name="T3"> количества товаров в корзине на товаре, просмотренном за текущий сеанс, в корзине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на товаре, просмотренном за текущий сеанс, счётчик количества товаров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на товаре, просмотренном за текущий сеанс, счётчик товаров в корзине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на товаре, просмотренном за текущий сеанс, счётчик общей стоимости товаров в корзине </text:span><text:span text:style-name="T7">уменьш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table:style-name="ce46" office:value-type="string" calcext:value-type="string">
            <text:p>Низкий</text:p>
          </table:table-cell>
          <table:table-cell table:style-name="ce21" office:value-type="string" calcext:value-type="string">
            <text:p>Кнопки стрелок на часто задаваемых вопросах кликабельн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table:style-name="ce46" office:value-type="string" calcext:value-type="string">
            <text:p>Низкий</text:p>
          </table:table-cell>
          <table:table-cell table:style-name="ce21" office:value-type="string" calcext:value-type="string">
            <text:p>При нажатии на кнопки стрелок на часто задаваемых вопросах появляются ответы на вопросы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table:style-name="ce46" office:value-type="string" calcext:value-type="string">
            <text:p>Низкий</text:p>
          </table:table-cell>
          <table:table-cell table:style-name="ce21" office:value-type="string" calcext:value-type="string">
            <text:p>При повторном нажатии на кнопки стрелок на часто задаваемых вопросах ответы на вопросы скрываются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ри скролле страницы карточки товара </text:span><text:span text:style-name="T7">вниз </text:span><text:span text:style-name="T6">хедер карточки товара </text:span><text:span text:style-name="T7">появляется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ри скролле страницы карточки товара </text:span><text:span text:style-name="T7">вверх </text:span><text:span text:style-name="T6">хедер карточки товара </text:span><text:span text:style-name="T7">скрывается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41"/>
          <table:table-cell table:style-name="ce47"/>
          <table:table-cell table:style-name="ce22"/>
          <table:table-cell table:style-name="ce53"/>
          <table:table-cell table:style-name="ce56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40" office:value-type="string" calcext:value-type="string" table:number-columns-spanned="5" table:number-rows-spanned="1">
            <text:p>Кликабельность и соответствующие действия элементов хедера карточки товара</text:p>
          </table:table-cell>
          <table:covered-table-cell table:number-columns-repeated="3" table:style-name="ce15"/>
          <table:covered-table-cell table:style-name="ce32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table:style-name="ce46" office:value-type="string" calcext:value-type="string">
            <text:p>Низкий</text:p>
          </table:table-cell>
          <table:table-cell table:style-name="ce21" office:value-type="string" calcext:value-type="string">
            <text:p>Кнопка отзывов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table:style-name="ce46" office:value-type="string" calcext:value-type="string">
            <text:p>Низкий</text:p>
          </table:table-cell>
          <table:table-cell table:style-name="ce21" office:value-type="string" calcext:value-type="string">
            <text:p>Кнопка отзывов ведёт на существующую страниц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Кнопка добавления товара в список избранных товаров кликабельн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сле добавления товара в список избранного счётчик избранного товара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table:style-name="ce46" office:value-type="string" calcext:value-type="string">
            <text:p>Средний</text:p>
          </table:table-cell>
          <table:table-cell table:style-name="ce21" office:value-type="string" calcext:value-type="string">
            <text:p>Повторное нажатие на кнопку добавления товара в избранное уменьшает значение счётчика избранного товар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добавления товара в корзину счётчик товаров в корзине увеличивает значение на 1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добавления товара в корзину счётчик общей стоимости товаров в корзине увеличивает значение на стоимость добавленного товара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После добавления товара в корзину появляется возможность изменять количество товаров, добавляемых в корзину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величения </text:span><text:span text:style-name="T3">количества товаров в корзине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счётчик количества товаров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счётчик товаров в корзине </text:span><text:span text:style-name="T7">увеличив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величения </text:span><text:span text:style-name="T6">товаров в корзине счётчик общей стоимости товаров в корзине </text:span><text:span text:style-name="T7">увеличив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1">Кнопка </text:span><text:span text:style-name="T2">уменьшения</text:span><text:span text:style-name="T3"> количества товаров в корзине кликабельн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счётчик количества товаров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счётчик товаров в корзине </text:span><text:span text:style-name="T7">уменьшает </text:span><text:span text:style-name="T6">значение на 1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table:style-name="ce46" office:value-type="string" calcext:value-type="string">
            <text:p>Высокий</text:p>
          </table:table-cell>
          <table:table-cell table:style-name="ce21" office:value-type="string" calcext:value-type="string">
            <text:p><text:span text:style-name="T4">После нажатия на кнопку </text:span><text:span text:style-name="T5">уменьшения </text:span><text:span text:style-name="T6">товаров в корзине счётчик общей стоимости товаров в корзине </text:span><text:span text:style-name="T7">уменьшает </text:span><text:span text:style-name="T6">значение на стоимость добавленного товара</text:span></text:p>
          </table:table-cell>
          <table:table-cell table:style-name="ce52" office:value-type="string" calcext:value-type="string">
            <text:p>Passed</text:p>
          </table:table-cell>
          <table:table-cell table:style-name="ce34"/>
          <table:table-cell table:style-name="ce37" table:number-columns-repeated="21"/>
          <table:table-cell table:number-columns-repeated="998"/>
        </table:table-row>
        <table:table-row table:style-name="ro1" table:number-rows-repeated="4">
          <table:table-cell table:style-name="ce42"/>
          <table:table-cell table:style-name="ce47"/>
          <table:table-cell table:style-name="ce18"/>
          <table:table-cell table:style-name="ce53"/>
          <table:table-cell table:style-name="ce56"/>
          <table:table-cell table:style-name="ce37" table:number-columns-repeated="21"/>
          <table:table-cell table:number-columns-repeated="998"/>
        </table:table-row>
        <table:table-row table:style-name="ro1" table:number-rows-repeated="3">
          <table:table-cell table:style-name="ce41"/>
          <table:table-cell table:style-name="ce48"/>
          <table:table-cell table:style-name="ce18"/>
          <table:table-cell table:style-name="ce53"/>
          <table:table-cell table:style-name="ce56"/>
          <table:table-cell table:style-name="ce37" table:number-columns-repeated="21"/>
          <table:table-cell table:number-columns-repeated="998"/>
        </table:table-row>
        <table:table-row table:style-name="ro1" table:number-rows-repeated="791">
          <table:table-cell table:style-name="ce9"/>
          <table:table-cell table:style-name="ce44"/>
          <table:table-cell table:style-name="ce18"/>
          <table:table-cell table:style-name="ce53"/>
          <table:table-cell table:style-name="ce35"/>
          <table:table-cell table:style-name="ce37" table:number-columns-repeated="21"/>
          <table:table-cell table:number-columns-repeated="998"/>
        </table:table-row>
        <table:table-row table:style-name="ro2" table:number-rows-repeated="10476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Чек-лист №2'.A1:'Чек-лист №2'.Z1">
            <calcext:condition calcext:apply-style-name="ConditionalStyle_1" calcext:value="formula-is(LEN(TRIM([.A1]))&gt;0)" calcext:base-cell-address="'Чек-лист №2'.A1"/>
          </calcext:conditional-format>
          <calcext:conditional-format calcext:target-range-address="'Чек-лист №2'.D5:'Чек-лист №2'.D6 'Чек-лист №2'.D8:'Чек-лист №2'.D125 'Чек-лист №2'.D127:'Чек-лист №2'.D940">
            <calcext:condition calcext:apply-style-name="ConditionalStyle_1" calcext:value="=&quot;Passed&quot;" calcext:base-cell-address="'Чек-лист №2'.D5"/>
          </calcext:conditional-format>
          <calcext:conditional-format calcext:target-range-address="'Чек-лист №2'.D5:'Чек-лист №2'.D6 'Чек-лист №2'.D8:'Чек-лист №2'.D125 'Чек-лист №2'.D127:'Чек-лист №2'.D940">
            <calcext:condition calcext:apply-style-name="ConditionalStyle_2" calcext:value="=&quot;Failed&quot;" calcext:base-cell-address="'Чек-лист №2'.D5"/>
          </calcext:conditional-format>
          <calcext:conditional-format calcext:target-range-address="'Чек-лист №2'.B5:'Чек-лист №2'.B6 'Чек-лист №2'.B8:'Чек-лист №2'.B125 'Чек-лист №2'.B127:'Чек-лист №2'.B940">
            <calcext:condition calcext:apply-style-name="ConditionalStyle_3" calcext:value="=&quot;Высокий&quot;" calcext:base-cell-address="'Чек-лист №2'.B5"/>
          </calcext:conditional-format>
          <calcext:conditional-format calcext:target-range-address="'Чек-лист №2'.B5:'Чек-лист №2'.B6 'Чек-лист №2'.B8:'Чек-лист №2'.B125 'Чек-лист №2'.B127:'Чек-лист №2'.B940">
            <calcext:condition calcext:apply-style-name="ConditionalStyle_4" calcext:value="=&quot;Средний&quot;" calcext:base-cell-address="'Чек-лист №2'.B5"/>
          </calcext:conditional-format>
          <calcext:conditional-format calcext:target-range-address="'Чек-лист №2'.B5:'Чек-лист №2'.B6 'Чек-лист №2'.B8:'Чек-лист №2'.B125 'Чек-лист №2'.B127:'Чек-лист №2'.B940">
            <calcext:condition calcext:apply-style-name="ConditionalStyle_5" calcext:value="=&quot;Низкий&quot;" calcext:base-cell-address="'Чек-лист №2'.B5"/>
          </calcext:conditional-format>
        </calcext:conditional-formats>
      </table:table>
      <table:table table:name="Баг-репорты" table:style-name="ta3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table:style-name="ce30" office:value-type="string" calcext:value-type="string">
            <text:p>Номер</text:p>
          </table:table-cell>
          <table:table-cell table:style-name="ce59" office:value-type="string" calcext:value-type="string">
            <text:p>Название</text:p>
          </table:table-cell>
          <table:table-cell table:style-name="ce59" office:value-type="string" calcext:value-type="string">
            <text:p>Приоритет</text:p>
          </table:table-cell>
          <table:table-cell table:style-name="ce59" office:value-type="string" calcext:value-type="string">
            <text:p>Предусловия</text:p>
          </table:table-cell>
          <table:table-cell table:style-name="ce59" office:value-type="string" calcext:value-type="string">
            <text:p>Шаги</text:p>
          </table:table-cell>
          <table:table-cell table:style-name="ce59" office:value-type="string" calcext:value-type="string">
            <text:p>Результат</text:p>
          </table:table-cell>
          <table:table-cell table:style-name="ce59" office:value-type="string" calcext:value-type="string">
            <text:p>Окружение</text:p>
          </table:table-cell>
          <table:table-cell table:style-name="ce63" office:value-type="string" calcext:value-type="string">
            <text:p>Комментарий</text:p>
          </table:table-cell>
          <table:table-cell table:number-columns-repeated="1016"/>
        </table:table-row>
        <table:table-row table:style-name="ro1">
          <table:table-cell table:style-name="ce58" office:value-type="string" calcext:value-type="string">
            <text:p>BDM-001</text:p>
          </table:table-cell>
          <table:table-cell table:style-name="ce60" office:value-type="string" calcext:value-type="string">
            <text:p>Кнопка "Оставить отзыв" на карточке товара при отсутствии данного товара в истории покупок пользователя активна</text:p>
          </table:table-cell>
          <table:table-cell table:style-name="ce61" office:value-type="string" calcext:value-type="string">
            <text:p>Low</text:p>
          </table:table-cell>
          <table:table-cell table:style-name="ce62" office:value-type="string" calcext:value-type="string">
            <text:p><text:a xlink:href="https://www.detmir.ru/product/index/id/3366470/" xlink:type="simple">1. В браузере открыта страница карточки товара https://www.detmir.ru/product/index/id/3366470/
2. Товар на карточке отсутствует в истории покупок пользователя</text:a></text:p>
          </table:table-cell>
          <table:table-cell table:style-name="ce60" office:value-type="string" calcext:value-type="string">
            <text:p>1) Проскроллить страницу вниз до раздела отзывов</text:p>
            <text:p>2) Нажать на кнопку "Оставить отзыв"</text:p>
          </table:table-cell>
          <table:table-cell table:style-name="ce60" office:value-type="string" calcext:value-type="string">
            <text:p>Появляется всплывающее сообщение с текстом "В вашей истории покупок нет такого товара, поэтому нельзя оставить отзыв"</text:p>
            <text:p/>
            <text:p>Ожидаемый результат:</text:p>
            <text:p>Кнопка "Оставить отзыв" не активна, окрашена в отличный от активных кнопок цвет</text:p>
          </table:table-cell>
          <table:table-cell table:style-name="ce60" office:value-type="string" calcext:value-type="string">
            <text:p>Win 11/ Yandex browser</text:p>
          </table:table-cell>
          <table:table-cell table:style-name="ce62" office:value-type="string" calcext:value-type="string">
            <text:p><text:a xlink:href="https://postimg.cc/PCPwvYGx" xlink:type="simple">Рекомендация: сделать кнопку "Оставить отзыв" неактивной при отсутствии товара в истории покупок, так как возможность взаимодействия с ней сбивает пользователя с толку и даёт ложное представление о возможности оставить отзыв (например, при покупке данного товара на сайте под другим аккаунтом или в другом магазине).

Ссылки на скриншоты и скринкаст:

https://postimg.cc/ft6zgGJv

https://www.loom.com/share/0879502b7eef4fb5b04e3bf11078d748?sid=81f64bf8-7639-4f16-918c-ef0f51be7937</text:a>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a9999"/>
    </style:style>
    <style:style style:name="ConditionalStyle_5f_3" style:display-name="ConditionalStyle_3" style:family="table-cell" style:parent-style-name="Default">
      <style:table-cell-properties fo:background-color="#f4cccc"/>
    </style:style>
    <style:style style:name="ConditionalStyle_5f_4" style:display-name="ConditionalStyle_4" style:family="table-cell" style:parent-style-name="Default">
      <style:table-cell-properties fo:background-color="#fff2cc"/>
    </style:style>
    <style:style style:name="ConditionalStyle_5f_5" style:display-name="ConditionalStyle_5" style:family="table-cell" style:parent-style-name="Default">
      <style:table-cell-properties fo:background-color="#d9ead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Чек-лист_20__2116_1" style:display-name="PageStyle_Чек-лист №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ек-лист_20__2116_2" style:display-name="PageStyle_Чек-лист №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ы" style:display-name="PageStyle_Баг-репорты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36" meta:object-count="0"/>
    <meta:generator>LibreOfficeDev/6.0.5.2$Linux_X86_64 LibreOffice_project/</meta:generator>
  </office:meta>
</office:document-meta>
</file>